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3806"/>
    </style:style>
    <style:style style:name="P2" style:family="paragraph" style:parent-style-name="Text_20_body">
      <style:text-properties officeooo:rsid="001c3806" officeooo:paragraph-rsid="001c3806"/>
    </style:style>
    <style:style style:name="P3" style:family="paragraph" style:parent-style-name="Text_20_body">
      <style:text-properties officeooo:rsid="001c472e" officeooo:paragraph-rsid="001c472e"/>
    </style:style>
    <style:style style:name="P4" style:family="paragraph" style:parent-style-name="Text_20_body" style:list-style-name="Numbering_20_123">
      <style:text-properties officeooo:rsid="001c472e" officeooo:paragraph-rsid="001c472e"/>
    </style:style>
    <style:style style:name="P5" style:family="paragraph" style:parent-style-name="Text_20_body" style:list-style-name="Numbering_20_123">
      <style:text-properties fo:font-weight="bold" officeooo:rsid="001c472e" officeooo:paragraph-rsid="001c472e" style:font-weight-asian="bold" style:font-weight-complex="bold"/>
    </style:style>
    <style:style style:name="P6" style:family="paragraph" style:parent-style-name="Text_20_body" style:list-style-name="Numbering_20_123">
      <style:text-properties fo:font-weight="normal" officeooo:rsid="001c472e" officeooo:paragraph-rsid="001c472e" style:font-weight-asian="normal" style:font-weight-complex="normal"/>
    </style:style>
    <style:style style:name="P7" style:family="paragraph" style:parent-style-name="Text_20_body">
      <style:text-properties fo:font-weight="normal" officeooo:rsid="001d21cc" officeooo:paragraph-rsid="001d21cc" style:font-weight-asian="normal" style:font-weight-complex="normal"/>
    </style:style>
    <style:style style:name="P8" style:family="paragraph" style:parent-style-name="Text_20_body">
      <style:text-properties officeooo:rsid="001d4334"/>
    </style:style>
    <style:style style:name="P9" style:family="paragraph" style:parent-style-name="Text_20_body">
      <style:text-properties officeooo:rsid="001d4334" officeooo:paragraph-rsid="001d4334"/>
    </style:style>
    <style:style style:name="P10" style:family="paragraph" style:parent-style-name="Text_20_body">
      <style:text-properties officeooo:paragraph-rsid="001d4334"/>
    </style:style>
    <style:style style:name="P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indent="0in"/>
    </style:style>
    <style:style style:name="P1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e9558"/>
    </style:style>
    <style:style style:name="T2" style:family="text">
      <style:text-properties officeooo:rsid="001c3806"/>
    </style:style>
    <style:style style:name="T3" style:family="text">
      <style:text-properties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98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8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draw:stroke-dash="Dash_20_Dot_20_4" svg:stroke-width="0in" svg:stroke-color="#000000"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72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Text_20_body"/>
      <text:p text:style-name="P1"><text:span text:style-name="T1">This document describes the process to which you </text:span><text:span text:style-name="T2">create a Hifadhi instance.</text:span></text:p>
      <text:h text:style-name="Heading_20_1" text:outline-level="1">Arrangement</text:h>
      <text:p text:style-name="Text_20_body"/>
      <text:p text:style-name="P2">Instances are shard horizontally to allow combined storage among instances. Among the instances one is set to be a gossip instance. </text:p>
      <text:p text:style-name="P2">The role of a gossip instance is to know other instances that are available, their Ipv4 addresses, names, and storage used and available. This gossip instance will be able to provide information about all the instances when required. </text:p>
      <text:p text:style-name="P2"/>
      <text:h text:style-name="Heading_20_1" text:outline-level="1">Instance Creation <text:span text:style-name="T2">(Docker)</text:span></text:h>
      <text:p text:style-name="Text_20_body"/>
      <text:p text:style-name="P2">The whole idea is based on containerization...trying to make it very simple to setup. The recommend approach is to run a Hifadhi in a container, however an individual could build the project and deploy using their own approach.</text:p>
      <text:p text:style-name="P3">Using the docker approach, the following environment variables need to be set.</text:p>
      <text:p text:style-name="P3"/>
      <text:list xml:id="list1800851203" text:style-name="Numbering_20_123">
        <text:list-item>
          <text:p text:style-name="P5">instance_name </text:p>
          <text:p text:style-name="P4">The instance name which should be unique.</text:p>
        </text:list-item>
        <text:list-item>
          <text:p text:style-name="P4"><text:span text:style-name="T3">host_port</text:span></text:p>
          <text:p text:style-name="P4">If not defined the default of 80 will be used.</text:p>
        </text:list-item>
        <text:list-item>
          <text:p text:style-name="P4"><text:span text:style-name="T3">password</text:span> </text:p>
          <text:p text:style-name="P4">For security reasons, will be used to connect the adapter to the instance.</text:p>
        </text:list-item>
        <text:list-item>
          <text:p text:style-name="P5">gossip_instance</text:p>
          <text:p text:style-name="P6">Could be left undefined.</text:p>
          <text:p text:style-name="P6"/>
        </text:list-item>
      </text:list>
      <text:p text:style-name="P7">createInstance(<text:span text:style-name="T3">instance_name</text:span>,<text:span text:style-name="T3">host_port,password</text:span>,?<text:span text:style-name="T3">gossip_instance</text:span>)</text:p>
      <text:p text:style-name="P7"/>
      <text:p text:style-name="P7"/>
      <text:h text:style-name="Heading_20_1" text:outline-level="1"><text:soft-page-break/>Upon Instance Creation</text:h>
      <text:p text:style-name="Text_20_body"/>
      <text:p text:style-name="P9">Below is the creation life cycle of an instance.</text:p>
      <text:p text:style-name="P9"><text:s/></text:p>
      <text:p text:style-name="Text_20_body"><draw:g text:anchor-type="paragraph" draw:z-index="0" draw:name="Group object 1" draw:style-name="gr1"><draw:custom-shape draw:style-name="gr2" draw:text-style-name="P11" xml:id="id1" draw:id="id1" svg:width="0.2504in" svg:height="0.2504in" svg:x="3.2083in" svg:y="0.0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 xml:id="id2" draw:id="id2" svg:width="1.7504in" svg:height="0.876in" svg:x="2.4583in" svg:y="0.9327in"><text:p text:style-name="P12"><text:span text:style-name="T4">Gossip Instance Defined</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14" draw:type="line" svg:x1="3.3335in" svg:y1="0.3075in" svg:x2="3.3335in" svg:y2="0.9327in" draw:start-shape="id1" draw:start-glue-point="8" draw:end-shape="id2" draw:end-glue-point="4" svg:d="M8467 781v1588" svg:viewBox="0 0 2 1589"><text:p/></draw:connector><draw:connector draw:style-name="gr5" draw:text-style-name="P14" svg:x1="4.2083in" svg:y1="1.3709in" svg:x2="3.3492in" svg:y2="3.3236in" draw:start-shape="id2" draw:start-glue-point="7" svg:d="M10689 3482h503v4960h-2685" svg:viewBox="0 0 2686 4962"><text:p/></draw:connector><draw:custom-shape draw:style-name="gr6" draw:text-style-name="P13" xml:id="id3" draw:id="id3" svg:width="1.5004in" svg:height="0.626in" svg:x="2.5835in" svg:y="2.1827in"><text:p text:style-name="P12"><text:span text:style-name="T4">Notify Gossip Server</text:span></text:p><draw:enhanced-geometry svg:viewBox="0 0 21600 21600" draw:text-areas="2540 0 19060 21600" draw:type="flowchart-predefined-process" draw:enhanced-path="M 0 0 L 21600 0 21600 21600 0 21600 Z N M 2540 0 L 2540 21600 N M 19060 0 L 19060 21600 N"/></draw:custom-shape><draw:line draw:style-name="gr7" draw:text-style-name="P14" svg:x1="3.3335in" svg:y1="1.8079in" svg:x2="3.3335in" svg:y2="2.1831in"><text:p/></draw:line><draw:connector draw:style-name="gr8" draw:text-style-name="P14" draw:type="line" svg:x1="3.3335in" svg:y1="2.8083in" svg:x2="3.3217in" svg:y2="4.0665in" draw:start-shape="id3" draw:start-glue-point="2" svg:d="M8467 7133l-30 3196" svg:viewBox="0 0 32 3198"><text:p/></draw:connector><draw:custom-shape draw:style-name="gr9" draw:text-style-name="P13" svg:width="1.5004in" svg:height="0.6252in" svg:x="2.5839in" svg:y="4.152in"><text:p text:style-name="P12"><text:span text:style-name="T4">Listen</text:span></text:p><draw:enhanced-geometry svg:viewBox="0 0 21600 21600" draw:text-areas="2540 0 19060 21600" draw:type="flowchart-predefined-process" draw:enhanced-path="M 0 0 L 21600 0 21600 21600 0 21600 Z N M 2540 0 L 2540 21600 N M 19060 0 L 19060 21600 N"/></draw:custom-shape><draw:frame draw:style-name="gr10" draw:text-style-name="P16" svg:width="0.5004in" svg:height="0.2504in" svg:x="4.3335in" svg:y="1.9327in"><draw:text-box><text:p text:style-name="P15"><text:span text:style-name="T4">No</text:span></text:p></draw:text-box></draw:frame><draw:frame draw:style-name="gr11" draw:text-style-name="P16" svg:width="0.5004in" svg:height="0.3331in" svg:x="3.3335in" svg:y="1.8075in"><draw:text-box><text:p text:style-name="P15"><text:span text:style-name="T4">Yes</text:span></text:p><text:p text:style-name="P15"><text:span text:style-name="T4"/></text:p></draw:text-box></draw:frame></draw:g><text:s text:c="3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4:17:59.127000000</meta:creation-date>
    <dc:date>2022-04-16T15:08:02.169000000</dc:date>
    <meta:editing-duration>PT15M31S</meta:editing-duration>
    <meta:editing-cycles>1</meta:editing-cycles>
    <meta:document-statistic meta:table-count="0" meta:image-count="0" meta:object-count="0" meta:page-count="2" meta:paragraph-count="21" meta:word-count="181" meta:character-count="1201" meta:non-whitespace-character-count="1001"/>
    <meta:generator>LibreOffice/7.3.2.2$Windows_X86_64 LibreOffice_project/49f2b1bff42cfccbd8f788c8dc32c1c309559be0</meta:generator>
  </office:meta>
</office:document-meta>
</file>